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0.942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14.845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9.267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2.136cm"/>
    </style:style>
    <style:style style:name="co22" style:family="table-column">
      <style:table-column-properties fo:break-before="auto" style:column-width="2.358cm"/>
    </style:style>
    <style:style style:name="co23" style:family="table-column">
      <style:table-column-properties fo:break-before="auto" style:column-width="3.967cm"/>
    </style:style>
    <style:style style:name="co24" style:family="table-column">
      <style:table-column-properties fo:break-before="auto" style:column-width="0.443cm"/>
    </style:style>
    <style:style style:name="ro1" style:family="table-row">
      <style:table-row-properties style:row-height="3.31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2" style:family="table-cell" style:parent-style-name="Default">
      <style:table-cell-properties fo:background-color="#ffff00" style:diagonal-bl-tr="none" style:diagonal-tl-br="none" fo:border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8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</style:style>
    <style:style style:name="ce36" style:family="table-cell" style:parent-style-name="Default">
      <style:table-cell-properties fo:border-bottom="0.039cm double #000000" style:border-line-width-bottom="0.002cm 0.035cm 0.002cm" fo:border-left="0.002cm solid #000000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3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02cm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</style:style>
    <style:style style:name="ce44" style:family="table-cell" style:parent-style-name="Default">
      <style:table-cell-properties fo:border-bottom="0.039cm double #000000" style:border-line-width-bottom="0.002cm 0.035cm 0.002cm" fo:border-left="none" fo:border-right="0.002cm solid #000000" fo:border-top="0.002cm solid #000000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</style:style>
    <style:style style:name="ce46" style:family="table-cell" style:parent-style-name="Default">
      <style:table-cell-properties fo:border-bottom="0.002cm solid #000000" fo:background-color="#ccffff" fo:border-left="0.002cm solid #000000" fo:border-right="none" fo:border-top="0.002cm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ccffff" fo:border-left="none" fo:border-right="none" fo:border-top="0.002cm solid #000000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2cm solid #000000" fo:background-color="#ccffff" fo:border-left="none" fo:border-right="0.002cm solid #000000" fo:border-top="0.002cm solid #000000"/>
      <style:text-properties fo:font-size="8pt" style:font-size-asian="8pt" style:font-size-complex="8pt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4" table:default-cell-style-name="ce10"/>
        <table:table-column table:style-name="co4" table:number-columns-repeated="20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5" table:default-cell-style-name="ce10"/>
        <table:table-column table:style-name="co6" table:default-cell-style-name="ce14"/>
        <table:table-column table:style-name="co2" table:number-columns-repeated="6" table:default-cell-style-name="ce4"/>
        <table:table-column table:style-name="co2" table:number-columns-repeated="2" table:default-cell-style-name="ce2"/>
        <table:table-column table:style-name="co7" table:number-columns-repeated="212" table:default-cell-style-name="Default"/>
        <table:table-row table:style-name="ro1">
          <table:table-cell table:style-name="ce1" office:value-type="string">
            <text:p>カテゴリ</text:p>
          </table:table-cell>
          <table:table-cell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6" office:value-type="string">
            <text:p>動作</text:p>
          </table:table-cell>
          <table:table-cell table:style-name="ce29" office:value-type="string">
            <text:p>MIPS-I</text:p>
          </table:table-cell>
          <table:table-cell table:style-name="ce29" office:value-type="string">
            <text:p>MIPS-II</text:p>
          </table:table-cell>
          <table:table-cell table:style-name="ce29" office:value-type="string">
            <text:p>MIPS-III</text:p>
          </table:table-cell>
          <table:table-cell table:style-name="ce29" office:value-type="string">
            <text:p>MIPS-IV</text:p>
          </table:table-cell>
          <table:table-cell table:style-name="ce29" office:value-type="string">
            <text:p>MIPS-32</text:p>
          </table:table-cell>
          <table:table-cell table:style-name="ce29" office:value-type="string">
            <text:p>MIPS-32 Release2</text:p>
          </table:table-cell>
          <table:table-cell table:style-name="ce29" office:value-type="string">
            <text:p>MIPS-64</text:p>
          </table:table-cell>
          <table:table-cell table:style-name="ce29" office:value-type="string">
            <text:p>MIPS-64 Release2</text:p>
          </table:table-cell>
          <table:table-cell table:number-columns-repeated="21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pr[rd] &lt;- 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&lt;-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pr[rd] ←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←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=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!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office:value-type="string">
            <text:p>PC ← index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table:style-name="ce27" office:value-type="string">
            <text:p>PC ← index, 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0" office:value-type="float" office:value="0">
            <text:p>0</text:p>
          </table:table-cell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7" office:value-type="string">
            <text:p>PC ← rs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PC ← rs, rd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36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rd ← rs &amp;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&amp;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imm &lt;&lt; 16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|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6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33"/>
          <table:table-cell table:style-name="ce2"/>
          <table:table-cell table:number-columns-repeated="219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string">
            <text:p>○</text:p>
          </table:table-cell>
          <table:table-cell table:style-name="ce2" table:number-columns-repeated="2"/>
          <table:table-cell table:number-columns-repeated="216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I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17"/>
          <table:table-cell table:style-name="ce2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6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16"/>
        </table:table-row>
        <table:table-row table:style-name="ro2">
          <table:table-cell table:number-columns-repeated="2"/>
          <table:table-cell table:style-name="ce3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7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SDB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</table:table>
      <table:table table:name="GPR" table:style-name="ta1" table:print="false">
        <office:forms form:automatic-focus="false" form:apply-design-mode="false"/>
        <table:table-column table:style-name="co8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office:forms form:automatic-focus="false" form:apply-design-mode="false"/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31"/>
        <table:table-column table:style-name="co12" table:number-columns-repeated="30" table:default-cell-style-name="ce32"/>
        <table:table-column table:style-name="co12" table:default-cell-style-name="ce33"/>
        <table:table-column table:style-name="co13" table:default-cell-style-name="ce14"/>
        <table:table-row table:style-name="ro2">
          <table:table-cell office:value-type="string">
            <text:p>レジスタ番号</text:p>
          </table:table-cell>
          <table:table-cell office:value-type="string">
            <text:p>名称</text:p>
          </table:table-cell>
          <table:table-cell office:value-type="string">
            <text:p>備考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6"/>
        </table:table-row>
        <table:table-row table:style-name="ro2"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office:value-type="float" office:value="2">
            <text:p>2</text:p>
          </table:table-cell>
          <table:table-cell table:number-columns-repeated="36"/>
        </table:table-row>
        <table:table-row table:style-name="ro2">
          <table:table-cell office:value-type="float" office:value="3">
            <text:p>3</text:p>
          </table:table-cell>
          <table:table-cell table:number-columns-repeated="36"/>
        </table:table-row>
        <table:table-row table:style-name="ro2">
          <table:table-cell office:value-type="float" office:value="4">
            <text:p>4</text:p>
          </table:table-cell>
          <table:table-cell table:number-columns-repeated="36"/>
        </table:table-row>
        <table:table-row table:style-name="ro2">
          <table:table-cell office:value-type="float" office:value="5">
            <text:p>5</text:p>
          </table:table-cell>
          <table:table-cell table:number-columns-repeated="36"/>
        </table:table-row>
        <table:table-row table:style-name="ro2">
          <table:table-cell office:value-type="float" office:value="6">
            <text:p>6</text:p>
          </table:table-cell>
          <table:table-cell table:number-columns-repeated="36"/>
        </table:table-row>
        <table:table-row table:style-name="ro2">
          <table:table-cell office:value-type="float" office:value="7">
            <text:p>7</text:p>
          </table:table-cell>
          <table:table-cell table:number-columns-repeated="36"/>
        </table:table-row>
        <table:table-row table:style-name="ro2">
          <table:table-cell office:value-type="float" office:value="8">
            <text:p>8</text:p>
          </table:table-cell>
          <table:table-cell table:number-columns-repeated="36"/>
        </table:table-row>
        <table:table-row table:style-name="ro2">
          <table:table-cell office:value-type="float" office:value="9">
            <text:p>9</text:p>
          </table:table-cell>
          <table:table-cell table:number-columns-repeated="36"/>
        </table:table-row>
        <table:table-row table:style-name="ro2">
          <table:table-cell office:value-type="float" office:value="10">
            <text:p>10</text:p>
          </table:table-cell>
          <table:table-cell table:number-columns-repeated="36"/>
        </table:table-row>
        <table:table-row table:style-name="ro2">
          <table:table-cell office:value-type="float" office:value="11">
            <text:p>11</text:p>
          </table:table-cell>
          <table:table-cell table:number-columns-repeated="3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tatus</text:p>
          </table:table-cell>
          <table:table-cell table:number-columns-repeated="34"/>
          <table:table-cell office:value-type="string">
            <text:p>例外ステータス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use</text:p>
          </table:table-cell>
          <table:table-cell table:number-columns-repeated="34"/>
          <table:table-cell office:value-type="string">
            <text:p>例外要因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PC</text:p>
          </table:table-cell>
          <table:table-cell table:number-columns-repeated="34"/>
          <table:table-cell office:value-type="string">
            <text:p>例外時の再開アドレス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ebp0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0のアドレス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ebp1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1のアドレス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ebp2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2のアドレス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debp3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3のアドレス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6"/>
        </table:table-row>
        <table:table-row table:style-name="ro2">
          <table:table-cell office:value-type="float" office:value="21">
            <text:p>21</text:p>
          </table:table-cell>
          <table:table-cell table:number-columns-repeated="36"/>
        </table:table-row>
        <table:table-row table:style-name="ro2">
          <table:table-cell office:value-type="float" office:value="22">
            <text:p>22</text:p>
          </table:table-cell>
          <table:table-cell table:number-columns-repeated="3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ebug</text:p>
          </table:table-cell>
          <table:table-cell office:value-type="string">
            <text:p>Jelly独自</text:p>
          </table:table-cell>
          <table:table-cell/>
          <table:table-cell office:value-type="string">
            <text:p>BD</text:p>
          </table:table-cell>
          <table:table-cell table:number-columns-repeated="6"/>
          <table:table-cell office:value-type="string">
            <text:p>SB</text:p>
          </table:table-cell>
          <table:table-cell table:number-columns-repeated="20"/>
          <table:table-cell office:value-type="string">
            <text:p>BP3</text:p>
          </table:table-cell>
          <table:table-cell office:value-type="string">
            <text:p>BP2</text:p>
          </table:table-cell>
          <table:table-cell office:value-type="string">
            <text:p>BP1</text:p>
          </table:table-cell>
          <table:table-cell office:value-type="string">
            <text:p>BP0</text:p>
          </table:table-cell>
          <table:table-cell office:value-type="string">
            <text:p>BD:ブレーク時は遅延ストッロか <text:s/>SB:ステップ実行 <text:s/>Bpx：ハードウェアブレークポイント有効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EPC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ブレーク時の再開アドレス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6"/>
        </table:table-row>
        <table:table-row table:style-name="ro2">
          <table:table-cell office:value-type="float" office:value="26">
            <text:p>26</text:p>
          </table:table-cell>
          <table:table-cell table:number-columns-repeated="36"/>
        </table:table-row>
        <table:table-row table:style-name="ro2">
          <table:table-cell office:value-type="float" office:value="27">
            <text:p>27</text:p>
          </table:table-cell>
          <table:table-cell table:number-columns-repeated="36"/>
        </table:table-row>
        <table:table-row table:style-name="ro2">
          <table:table-cell office:value-type="float" office:value="28">
            <text:p>28</text:p>
          </table:table-cell>
          <table:table-cell table:number-columns-repeated="36"/>
        </table:table-row>
        <table:table-row table:style-name="ro2">
          <table:table-cell office:value-type="float" office:value="29">
            <text:p>29</text:p>
          </table:table-cell>
          <table:table-cell table:number-columns-repeated="36"/>
        </table:table-row>
        <table:table-row table:style-name="ro2">
          <table:table-cell office:value-type="float" office:value="30">
            <text:p>30</text:p>
          </table:table-cell>
          <table:table-cell table:number-columns-repeated="36"/>
        </table:table-row>
        <table:table-row table:style-name="ro2">
          <table:table-cell office:value-type="float" office:value="31">
            <text:p>31</text:p>
          </table:table-cell>
          <table:table-cell table:number-columns-repeated="36"/>
        </table:table-row>
      </table:table>
      <table:table table:name="debug unit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7" office:value-type="string">
            <text:p>Debug port (wishbone)</text:p>
          </table:table-cell>
          <table:table-cell table:style-name="ce9"/>
          <table:table-cell table:style-name="ce11"/>
          <table:table-cell/>
          <table:table-cell table:style-name="ce35" office:value-type="string">
            <text:p>Register name</text:p>
          </table:table-cell>
          <table:table-cell table:style-name="ce37" office:value-type="string" table:number-columns-spanned="2" table:number-rows-spanned="1">
            <text:p>Internal address</text:p>
          </table:table-cell>
          <table:covered-table-cell table:style-name="ce40"/>
          <table:table-cell table:style-name="ce41" office:value-type="string" table:number-columns-spanned="2" table:number-rows-spanned="1">
            <text:p>External Address</text:p>
          </table:table-cell>
          <table:covered-table-cell table:style-name="ce43"/>
        </table:table-row>
        <table:table-row table:style-name="ro2">
          <table:table-cell table:style-name="ce14" office:value-type="string">
            <text:p>register</text:p>
          </table:table-cell>
          <table:table-cell table:style-name="ce14" office:value-type="string">
            <text:p>address</text:p>
          </table:table-cell>
          <table:table-cell table:style-name="ce14" office:value-type="string">
            <text:p>説明</text:p>
          </table:table-cell>
          <table:table-cell/>
          <table:table-cell table:style-name="ce36"/>
          <table:table-cell table:style-name="ce38" office:value-type="string">
            <text:p>Hex</text:p>
          </table:table-cell>
          <table:table-cell table:style-name="ce38" office:value-type="string">
            <text:p>Dec</text:p>
          </table:table-cell>
          <table:table-cell table:style-name="ce42" office:value-type="string">
            <text:p>Hex</text:p>
          </table:table-cell>
          <table:table-cell table:style-name="ce44" office:value-type="string">
            <text:p>Dec</text:p>
          </table:table-cell>
        </table:table-row>
        <table:table-row table:style-name="ro3">
          <table:table-cell table:style-name="ce14" office:value-type="string">
            <text:p>DBG_CTL</text:p>
          </table:table-cell>
          <table:table-cell table:style-name="ce34" office:value-type="float" office:value="0">
            <text:p>0</text:p>
          </table:table-cell>
          <table:table-cell table:style-name="ce14" office:value-type="string">
            <text:p>Bit 0:デバッグステート, bit1:デバッグブレーク要求</text:p>
          </table:table-cell>
          <table:table-cell/>
          <table:table-cell table:style-name="ce34" office:value-type="string">
            <text:p>HI</text:p>
          </table:table-cell>
          <table:table-cell table:style-name="ce34" office:value-type="float" office:value="10">
            <text:p>10</text:p>
          </table:table-cell>
          <table:table-cell table:style-name="ce34" table:formula="oooc:=com.sun.star.sheet.addin.Analysis.getHex2Dec([.F3])" office:value-type="float" office:value="16">
            <text:p>16</text:p>
          </table:table-cell>
          <table:table-cell table:style-name="ce34" table:formula="oooc:=com.sun.star.sheet.addin.Analysis.getDec2Hex([.I3])" office:value-type="string" office:string-value="40">
            <text:p>40</text:p>
          </table:table-cell>
          <table:table-cell table:style-name="ce34" table:formula="oooc:=[.G3]*4" office:value-type="float" office:value="64">
            <text:p>64</text:p>
          </table:table-cell>
        </table:table-row>
        <table:table-row table:style-name="ro2">
          <table:table-cell table:style-name="ce14" office:value-type="string">
            <text:p>DBG_ADDR</text:p>
          </table:table-cell>
          <table:table-cell table:style-name="ce34" office:value-type="float" office:value="2">
            <text:p>2</text:p>
          </table:table-cell>
          <table:table-cell table:style-name="ce14" office:value-type="string">
            <text:p>アドレス</text:p>
          </table:table-cell>
          <table:table-cell/>
          <table:table-cell table:style-name="ce34" office:value-type="string">
            <text:p>LO</text:p>
          </table:table-cell>
          <table:table-cell table:style-name="ce34" office:value-type="float" office:value="11">
            <text:p>11</text:p>
          </table:table-cell>
          <table:table-cell table:style-name="ce34" table:formula="oooc:=com.sun.star.sheet.addin.Analysis.getHex2Dec([.F4])" office:value-type="float" office:value="17">
            <text:p>17</text:p>
          </table:table-cell>
          <table:table-cell table:style-name="ce34" table:formula="oooc:=com.sun.star.sheet.addin.Analysis.getDec2Hex([.I4])" office:value-type="string" office:string-value="44">
            <text:p>44</text:p>
          </table:table-cell>
          <table:table-cell table:style-name="ce34" table:formula="oooc:=[.G4]*4" office:value-type="float" office:value="68">
            <text:p>68</text:p>
          </table:table-cell>
        </table:table-row>
        <table:table-row table:style-name="ro3">
          <table:table-cell table:style-name="ce14" office:value-type="string">
            <text:p>REG_DATA</text:p>
          </table:table-cell>
          <table:table-cell table:style-name="ce34" office:value-type="float" office:value="4">
            <text:p>4</text:p>
          </table:table-cell>
          <table:table-cell table:style-name="ce27" office:value-type="string">
            <text:p>DBG_ADDRのアドレスで右表のCPUレジスタにアクセス</text:p>
          </table:table-cell>
          <table:table-cell/>
          <table:table-cell table:style-name="ce34" office:value-type="string">
            <text:p>R0</text:p>
          </table:table-cell>
          <table:table-cell table:style-name="ce34" office:value-type="float" office:value="20">
            <text:p>20</text:p>
          </table:table-cell>
          <table:table-cell table:style-name="ce34" table:formula="oooc:=com.sun.star.sheet.addin.Analysis.getHex2Dec([.F5])" office:value-type="float" office:value="32">
            <text:p>32</text:p>
          </table:table-cell>
          <table:table-cell table:style-name="ce34" table:formula="oooc:=com.sun.star.sheet.addin.Analysis.getDec2Hex([.I5])" office:value-type="string" office:string-value="80">
            <text:p>80</text:p>
          </table:table-cell>
          <table:table-cell table:style-name="ce34" table:formula="oooc:=[.G5]*4" office:value-type="float" office:value="128">
            <text:p>128</text:p>
          </table:table-cell>
        </table:table-row>
        <table:table-row table:style-name="ro3">
          <table:table-cell table:style-name="ce14" office:value-type="string">
            <text:p>DBUS_DATA</text:p>
          </table:table-cell>
          <table:table-cell table:style-name="ce34" office:value-type="float" office:value="6">
            <text:p>6</text:p>
          </table:table-cell>
          <table:table-cell table:style-name="ce27" office:value-type="string">
            <text:p>DBG_ADDRのアドレスでデータバスにアクセス</text:p>
          </table:table-cell>
          <table:table-cell/>
          <table:table-cell table:style-name="ce34" office:value-type="string">
            <text:p>R1</text:p>
          </table:table-cell>
          <table:table-cell table:style-name="ce34" office:value-type="float" office:value="21">
            <text:p>21</text:p>
          </table:table-cell>
          <table:table-cell table:style-name="ce34" table:formula="oooc:=com.sun.star.sheet.addin.Analysis.getHex2Dec([.F6])" office:value-type="float" office:value="33">
            <text:p>33</text:p>
          </table:table-cell>
          <table:table-cell table:style-name="ce34" table:formula="oooc:=com.sun.star.sheet.addin.Analysis.getDec2Hex([.I6])" office:value-type="string" office:string-value="84">
            <text:p>84</text:p>
          </table:table-cell>
          <table:table-cell table:style-name="ce34" table:formula="oooc:=[.G6]*4" office:value-type="float" office:value="132">
            <text:p>132</text:p>
          </table:table-cell>
        </table:table-row>
        <table:table-row table:style-name="ro3">
          <table:table-cell table:style-name="ce14" office:value-type="string">
            <text:p>IBUS_DATA</text:p>
          </table:table-cell>
          <table:table-cell table:style-name="ce34" office:value-type="float" office:value="7">
            <text:p>7</text:p>
          </table:table-cell>
          <table:table-cell table:style-name="ce27" office:value-type="string">
            <text:p>DBG_ADDRのアドレスで命令バスにアクセス</text:p>
          </table:table-cell>
          <table:table-cell/>
          <table:table-cell table:style-name="ce34" office:value-type="string">
            <text:p>R2</text:p>
          </table:table-cell>
          <table:table-cell table:style-name="ce34" office:value-type="float" office:value="22">
            <text:p>22</text:p>
          </table:table-cell>
          <table:table-cell table:style-name="ce34" table:formula="oooc:=com.sun.star.sheet.addin.Analysis.getHex2Dec([.F7])" office:value-type="float" office:value="34">
            <text:p>34</text:p>
          </table:table-cell>
          <table:table-cell table:style-name="ce34" table:formula="oooc:=com.sun.star.sheet.addin.Analysis.getDec2Hex([.I7])" office:value-type="string" office:string-value="88">
            <text:p>88</text:p>
          </table:table-cell>
          <table:table-cell table:style-name="ce34" table:formula="oooc:=[.G7]*4" office:value-type="float" office:value="136">
            <text:p>1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</text:p>
          </table:table-cell>
          <table:table-cell table:style-name="ce34" office:value-type="float" office:value="23">
            <text:p>23</text:p>
          </table:table-cell>
          <table:table-cell table:style-name="ce34" table:formula="oooc:=com.sun.star.sheet.addin.Analysis.getHex2Dec([.F8])" office:value-type="float" office:value="35">
            <text:p>35</text:p>
          </table:table-cell>
          <table:table-cell table:style-name="ce34" table:formula="oooc:=com.sun.star.sheet.addin.Analysis.getDec2Hex([.I8])" office:value-type="string" office:string-value="8C">
            <text:p>8C</text:p>
          </table:table-cell>
          <table:table-cell table:style-name="ce34" table:formula="oooc:=[.G8]*4" office:value-type="float" office:value="140">
            <text:p>1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4</text:p>
          </table:table-cell>
          <table:table-cell table:style-name="ce34" office:value-type="float" office:value="24">
            <text:p>24</text:p>
          </table:table-cell>
          <table:table-cell table:style-name="ce34" table:formula="oooc:=com.sun.star.sheet.addin.Analysis.getHex2Dec([.F9])" office:value-type="float" office:value="36">
            <text:p>36</text:p>
          </table:table-cell>
          <table:table-cell table:style-name="ce34" table:formula="oooc:=com.sun.star.sheet.addin.Analysis.getDec2Hex([.I9])" office:value-type="string" office:string-value="90">
            <text:p>90</text:p>
          </table:table-cell>
          <table:table-cell table:style-name="ce34" table:formula="oooc:=[.G9]*4" office:value-type="float" office:value="144">
            <text:p>1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5</text:p>
          </table:table-cell>
          <table:table-cell table:style-name="ce34" office:value-type="float" office:value="25">
            <text:p>25</text:p>
          </table:table-cell>
          <table:table-cell table:style-name="ce34" table:formula="oooc:=com.sun.star.sheet.addin.Analysis.getHex2Dec([.F10])" office:value-type="float" office:value="37">
            <text:p>37</text:p>
          </table:table-cell>
          <table:table-cell table:style-name="ce34" table:formula="oooc:=com.sun.star.sheet.addin.Analysis.getDec2Hex([.I10])" office:value-type="string" office:string-value="94">
            <text:p>94</text:p>
          </table:table-cell>
          <table:table-cell table:style-name="ce34" table:formula="oooc:=[.G10]*4" office:value-type="float" office:value="148">
            <text:p>1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6</text:p>
          </table:table-cell>
          <table:table-cell table:style-name="ce34" office:value-type="float" office:value="26">
            <text:p>26</text:p>
          </table:table-cell>
          <table:table-cell table:style-name="ce34" table:formula="oooc:=com.sun.star.sheet.addin.Analysis.getHex2Dec([.F11])" office:value-type="float" office:value="38">
            <text:p>38</text:p>
          </table:table-cell>
          <table:table-cell table:style-name="ce34" table:formula="oooc:=com.sun.star.sheet.addin.Analysis.getDec2Hex([.I11])" office:value-type="string" office:string-value="98">
            <text:p>98</text:p>
          </table:table-cell>
          <table:table-cell table:style-name="ce34" table:formula="oooc:=[.G11]*4" office:value-type="float" office:value="152">
            <text:p>1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7</text:p>
          </table:table-cell>
          <table:table-cell table:style-name="ce34" office:value-type="float" office:value="27">
            <text:p>27</text:p>
          </table:table-cell>
          <table:table-cell table:style-name="ce34" table:formula="oooc:=com.sun.star.sheet.addin.Analysis.getHex2Dec([.F12])" office:value-type="float" office:value="39">
            <text:p>39</text:p>
          </table:table-cell>
          <table:table-cell table:style-name="ce34" table:formula="oooc:=com.sun.star.sheet.addin.Analysis.getDec2Hex([.I12])" office:value-type="string" office:string-value="9C">
            <text:p>9C</text:p>
          </table:table-cell>
          <table:table-cell table:style-name="ce34" table:formula="oooc:=[.G12]*4" office:value-type="float" office:value="156">
            <text:p>15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8</text:p>
          </table:table-cell>
          <table:table-cell table:style-name="ce34" office:value-type="float" office:value="28">
            <text:p>28</text:p>
          </table:table-cell>
          <table:table-cell table:style-name="ce34" table:formula="oooc:=com.sun.star.sheet.addin.Analysis.getHex2Dec([.F13])" office:value-type="float" office:value="40">
            <text:p>40</text:p>
          </table:table-cell>
          <table:table-cell table:style-name="ce34" table:formula="oooc:=com.sun.star.sheet.addin.Analysis.getDec2Hex([.I13])" office:value-type="string" office:string-value="A0">
            <text:p>A0</text:p>
          </table:table-cell>
          <table:table-cell table:style-name="ce34" table:formula="oooc:=[.G13]*4" office:value-type="float" office:value="160">
            <text:p>16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9</text:p>
          </table:table-cell>
          <table:table-cell table:style-name="ce34" office:value-type="float" office:value="29">
            <text:p>29</text:p>
          </table:table-cell>
          <table:table-cell table:style-name="ce34" table:formula="oooc:=com.sun.star.sheet.addin.Analysis.getHex2Dec([.F14])" office:value-type="float" office:value="41">
            <text:p>41</text:p>
          </table:table-cell>
          <table:table-cell table:style-name="ce34" table:formula="oooc:=com.sun.star.sheet.addin.Analysis.getDec2Hex([.I14])" office:value-type="string" office:string-value="A4">
            <text:p>A4</text:p>
          </table:table-cell>
          <table:table-cell table:style-name="ce34" table:formula="oooc:=[.G14]*4" office:value-type="float" office:value="164">
            <text:p>16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0</text:p>
          </table:table-cell>
          <table:table-cell table:style-name="ce34" office:value-type="string">
            <text:p>2a</text:p>
          </table:table-cell>
          <table:table-cell table:style-name="ce34" table:formula="oooc:=com.sun.star.sheet.addin.Analysis.getHex2Dec([.F15])" office:value-type="float" office:value="42">
            <text:p>42</text:p>
          </table:table-cell>
          <table:table-cell table:style-name="ce34" table:formula="oooc:=com.sun.star.sheet.addin.Analysis.getDec2Hex([.I15])" office:value-type="string" office:string-value="A8">
            <text:p>A8</text:p>
          </table:table-cell>
          <table:table-cell table:style-name="ce34" table:formula="oooc:=[.G15]*4" office:value-type="float" office:value="168">
            <text:p>16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1</text:p>
          </table:table-cell>
          <table:table-cell table:style-name="ce34" office:value-type="string">
            <text:p>2b</text:p>
          </table:table-cell>
          <table:table-cell table:style-name="ce34" table:formula="oooc:=com.sun.star.sheet.addin.Analysis.getHex2Dec([.F16])" office:value-type="float" office:value="43">
            <text:p>43</text:p>
          </table:table-cell>
          <table:table-cell table:style-name="ce34" table:formula="oooc:=com.sun.star.sheet.addin.Analysis.getDec2Hex([.I16])" office:value-type="string" office:string-value="AC">
            <text:p>AC</text:p>
          </table:table-cell>
          <table:table-cell table:style-name="ce34" table:formula="oooc:=[.G16]*4" office:value-type="float" office:value="172">
            <text:p>17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2</text:p>
          </table:table-cell>
          <table:table-cell table:style-name="ce34" office:value-type="string">
            <text:p>2c</text:p>
          </table:table-cell>
          <table:table-cell table:style-name="ce34" table:formula="oooc:=com.sun.star.sheet.addin.Analysis.getHex2Dec([.F17])" office:value-type="float" office:value="44">
            <text:p>44</text:p>
          </table:table-cell>
          <table:table-cell table:style-name="ce34" table:formula="oooc:=com.sun.star.sheet.addin.Analysis.getDec2Hex([.I17])" office:value-type="string" office:string-value="B0">
            <text:p>B0</text:p>
          </table:table-cell>
          <table:table-cell table:style-name="ce34" table:formula="oooc:=[.G17]*4" office:value-type="float" office:value="176">
            <text:p>17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3</text:p>
          </table:table-cell>
          <table:table-cell table:style-name="ce34" office:value-type="string">
            <text:p>2d</text:p>
          </table:table-cell>
          <table:table-cell table:style-name="ce34" table:formula="oooc:=com.sun.star.sheet.addin.Analysis.getHex2Dec([.F18])" office:value-type="float" office:value="45">
            <text:p>45</text:p>
          </table:table-cell>
          <table:table-cell table:style-name="ce34" table:formula="oooc:=com.sun.star.sheet.addin.Analysis.getDec2Hex([.I18])" office:value-type="string" office:string-value="B4">
            <text:p>B4</text:p>
          </table:table-cell>
          <table:table-cell table:style-name="ce34" table:formula="oooc:=[.G18]*4" office:value-type="float" office:value="180">
            <text:p>18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4</text:p>
          </table:table-cell>
          <table:table-cell table:style-name="ce34" office:value-type="string">
            <text:p>2e</text:p>
          </table:table-cell>
          <table:table-cell table:style-name="ce34" table:formula="oooc:=com.sun.star.sheet.addin.Analysis.getHex2Dec([.F19])" office:value-type="float" office:value="46">
            <text:p>46</text:p>
          </table:table-cell>
          <table:table-cell table:style-name="ce34" table:formula="oooc:=com.sun.star.sheet.addin.Analysis.getDec2Hex([.I19])" office:value-type="string" office:string-value="B8">
            <text:p>B8</text:p>
          </table:table-cell>
          <table:table-cell table:style-name="ce34" table:formula="oooc:=[.G19]*4" office:value-type="float" office:value="184">
            <text:p>18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5</text:p>
          </table:table-cell>
          <table:table-cell table:style-name="ce34" office:value-type="string">
            <text:p>2f</text:p>
          </table:table-cell>
          <table:table-cell table:style-name="ce34" table:formula="oooc:=com.sun.star.sheet.addin.Analysis.getHex2Dec([.F20])" office:value-type="float" office:value="47">
            <text:p>47</text:p>
          </table:table-cell>
          <table:table-cell table:style-name="ce34" table:formula="oooc:=com.sun.star.sheet.addin.Analysis.getDec2Hex([.I20])" office:value-type="string" office:string-value="BC">
            <text:p>BC</text:p>
          </table:table-cell>
          <table:table-cell table:style-name="ce34" table:formula="oooc:=[.G20]*4" office:value-type="float" office:value="188">
            <text:p>18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6</text:p>
          </table:table-cell>
          <table:table-cell table:style-name="ce34" office:value-type="float" office:value="30">
            <text:p>30</text:p>
          </table:table-cell>
          <table:table-cell table:style-name="ce34" table:formula="oooc:=com.sun.star.sheet.addin.Analysis.getHex2Dec([.F21])" office:value-type="float" office:value="48">
            <text:p>48</text:p>
          </table:table-cell>
          <table:table-cell table:style-name="ce34" table:formula="oooc:=com.sun.star.sheet.addin.Analysis.getDec2Hex([.I21])" office:value-type="string" office:string-value="C0">
            <text:p>C0</text:p>
          </table:table-cell>
          <table:table-cell table:style-name="ce34" table:formula="oooc:=[.G21]*4" office:value-type="float" office:value="192">
            <text:p>19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7</text:p>
          </table:table-cell>
          <table:table-cell table:style-name="ce34" office:value-type="float" office:value="31">
            <text:p>31</text:p>
          </table:table-cell>
          <table:table-cell table:style-name="ce34" table:formula="oooc:=com.sun.star.sheet.addin.Analysis.getHex2Dec([.F22])" office:value-type="float" office:value="49">
            <text:p>49</text:p>
          </table:table-cell>
          <table:table-cell table:style-name="ce34" table:formula="oooc:=com.sun.star.sheet.addin.Analysis.getDec2Hex([.I22])" office:value-type="string" office:string-value="C4">
            <text:p>C4</text:p>
          </table:table-cell>
          <table:table-cell table:style-name="ce34" table:formula="oooc:=[.G22]*4" office:value-type="float" office:value="196">
            <text:p>19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8</text:p>
          </table:table-cell>
          <table:table-cell table:style-name="ce34" office:value-type="float" office:value="32">
            <text:p>32</text:p>
          </table:table-cell>
          <table:table-cell table:style-name="ce34" table:formula="oooc:=com.sun.star.sheet.addin.Analysis.getHex2Dec([.F23])" office:value-type="float" office:value="50">
            <text:p>50</text:p>
          </table:table-cell>
          <table:table-cell table:style-name="ce34" table:formula="oooc:=com.sun.star.sheet.addin.Analysis.getDec2Hex([.I23])" office:value-type="string" office:string-value="C8">
            <text:p>C8</text:p>
          </table:table-cell>
          <table:table-cell table:style-name="ce34" table:formula="oooc:=[.G23]*4" office:value-type="float" office:value="200">
            <text:p>20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9</text:p>
          </table:table-cell>
          <table:table-cell table:style-name="ce34" office:value-type="float" office:value="33">
            <text:p>33</text:p>
          </table:table-cell>
          <table:table-cell table:style-name="ce34" table:formula="oooc:=com.sun.star.sheet.addin.Analysis.getHex2Dec([.F24])" office:value-type="float" office:value="51">
            <text:p>51</text:p>
          </table:table-cell>
          <table:table-cell table:style-name="ce34" table:formula="oooc:=com.sun.star.sheet.addin.Analysis.getDec2Hex([.I24])" office:value-type="string" office:string-value="CC">
            <text:p>CC</text:p>
          </table:table-cell>
          <table:table-cell table:style-name="ce34" table:formula="oooc:=[.G24]*4" office:value-type="float" office:value="204">
            <text:p>2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0</text:p>
          </table:table-cell>
          <table:table-cell table:style-name="ce34" office:value-type="float" office:value="34">
            <text:p>34</text:p>
          </table:table-cell>
          <table:table-cell table:style-name="ce34" table:formula="oooc:=com.sun.star.sheet.addin.Analysis.getHex2Dec([.F25])" office:value-type="float" office:value="52">
            <text:p>52</text:p>
          </table:table-cell>
          <table:table-cell table:style-name="ce34" table:formula="oooc:=com.sun.star.sheet.addin.Analysis.getDec2Hex([.I25])" office:value-type="string" office:string-value="D0">
            <text:p>D0</text:p>
          </table:table-cell>
          <table:table-cell table:style-name="ce34" table:formula="oooc:=[.G25]*4" office:value-type="float" office:value="208">
            <text:p>2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1</text:p>
          </table:table-cell>
          <table:table-cell table:style-name="ce34" office:value-type="float" office:value="35">
            <text:p>35</text:p>
          </table:table-cell>
          <table:table-cell table:style-name="ce34" table:formula="oooc:=com.sun.star.sheet.addin.Analysis.getHex2Dec([.F26])" office:value-type="float" office:value="53">
            <text:p>53</text:p>
          </table:table-cell>
          <table:table-cell table:style-name="ce34" table:formula="oooc:=com.sun.star.sheet.addin.Analysis.getDec2Hex([.I26])" office:value-type="string" office:string-value="D4">
            <text:p>D4</text:p>
          </table:table-cell>
          <table:table-cell table:style-name="ce34" table:formula="oooc:=[.G26]*4" office:value-type="float" office:value="212">
            <text:p>2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2</text:p>
          </table:table-cell>
          <table:table-cell table:style-name="ce34" office:value-type="float" office:value="36">
            <text:p>36</text:p>
          </table:table-cell>
          <table:table-cell table:style-name="ce34" table:formula="oooc:=com.sun.star.sheet.addin.Analysis.getHex2Dec([.F27])" office:value-type="float" office:value="54">
            <text:p>54</text:p>
          </table:table-cell>
          <table:table-cell table:style-name="ce34" table:formula="oooc:=com.sun.star.sheet.addin.Analysis.getDec2Hex([.I27])" office:value-type="string" office:string-value="D8">
            <text:p>D8</text:p>
          </table:table-cell>
          <table:table-cell table:style-name="ce34" table:formula="oooc:=[.G27]*4" office:value-type="float" office:value="216">
            <text:p>21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3</text:p>
          </table:table-cell>
          <table:table-cell table:style-name="ce34" office:value-type="float" office:value="37">
            <text:p>37</text:p>
          </table:table-cell>
          <table:table-cell table:style-name="ce34" table:formula="oooc:=com.sun.star.sheet.addin.Analysis.getHex2Dec([.F28])" office:value-type="float" office:value="55">
            <text:p>55</text:p>
          </table:table-cell>
          <table:table-cell table:style-name="ce34" table:formula="oooc:=com.sun.star.sheet.addin.Analysis.getDec2Hex([.I28])" office:value-type="string" office:string-value="DC">
            <text:p>DC</text:p>
          </table:table-cell>
          <table:table-cell table:style-name="ce34" table:formula="oooc:=[.G28]*4" office:value-type="float" office:value="220">
            <text:p>2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4</text:p>
          </table:table-cell>
          <table:table-cell table:style-name="ce34" office:value-type="float" office:value="38">
            <text:p>38</text:p>
          </table:table-cell>
          <table:table-cell table:style-name="ce34" table:formula="oooc:=com.sun.star.sheet.addin.Analysis.getHex2Dec([.F29])" office:value-type="float" office:value="56">
            <text:p>56</text:p>
          </table:table-cell>
          <table:table-cell table:style-name="ce34" table:formula="oooc:=com.sun.star.sheet.addin.Analysis.getDec2Hex([.I29])" office:value-type="string" office:string-value="E0">
            <text:p>E0</text:p>
          </table:table-cell>
          <table:table-cell table:style-name="ce34" table:formula="oooc:=[.G29]*4" office:value-type="float" office:value="224">
            <text:p>2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5</text:p>
          </table:table-cell>
          <table:table-cell table:style-name="ce34" office:value-type="float" office:value="39">
            <text:p>39</text:p>
          </table:table-cell>
          <table:table-cell table:style-name="ce34" table:formula="oooc:=com.sun.star.sheet.addin.Analysis.getHex2Dec([.F30])" office:value-type="float" office:value="57">
            <text:p>57</text:p>
          </table:table-cell>
          <table:table-cell table:style-name="ce34" table:formula="oooc:=com.sun.star.sheet.addin.Analysis.getDec2Hex([.I30])" office:value-type="string" office:string-value="E4">
            <text:p>E4</text:p>
          </table:table-cell>
          <table:table-cell table:style-name="ce34" table:formula="oooc:=[.G30]*4" office:value-type="float" office:value="228">
            <text:p>2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6</text:p>
          </table:table-cell>
          <table:table-cell table:style-name="ce34" office:value-type="string">
            <text:p>3a</text:p>
          </table:table-cell>
          <table:table-cell table:style-name="ce34" table:formula="oooc:=com.sun.star.sheet.addin.Analysis.getHex2Dec([.F31])" office:value-type="float" office:value="58">
            <text:p>58</text:p>
          </table:table-cell>
          <table:table-cell table:style-name="ce34" table:formula="oooc:=com.sun.star.sheet.addin.Analysis.getDec2Hex([.I31])" office:value-type="string" office:string-value="E8">
            <text:p>E8</text:p>
          </table:table-cell>
          <table:table-cell table:style-name="ce34" table:formula="oooc:=[.G31]*4" office:value-type="float" office:value="232">
            <text:p>2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7</text:p>
          </table:table-cell>
          <table:table-cell table:style-name="ce34" office:value-type="string">
            <text:p>3b</text:p>
          </table:table-cell>
          <table:table-cell table:style-name="ce34" table:formula="oooc:=com.sun.star.sheet.addin.Analysis.getHex2Dec([.F32])" office:value-type="float" office:value="59">
            <text:p>59</text:p>
          </table:table-cell>
          <table:table-cell table:style-name="ce34" table:formula="oooc:=com.sun.star.sheet.addin.Analysis.getDec2Hex([.I32])" office:value-type="string" office:string-value="EC">
            <text:p>EC</text:p>
          </table:table-cell>
          <table:table-cell table:style-name="ce34" table:formula="oooc:=[.G32]*4" office:value-type="float" office:value="236">
            <text:p>2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8</text:p>
          </table:table-cell>
          <table:table-cell table:style-name="ce34" office:value-type="string">
            <text:p>3c</text:p>
          </table:table-cell>
          <table:table-cell table:style-name="ce34" table:formula="oooc:=com.sun.star.sheet.addin.Analysis.getHex2Dec([.F33])" office:value-type="float" office:value="60">
            <text:p>60</text:p>
          </table:table-cell>
          <table:table-cell table:style-name="ce34" table:formula="oooc:=com.sun.star.sheet.addin.Analysis.getDec2Hex([.I33])" office:value-type="string" office:string-value="F0">
            <text:p>F0</text:p>
          </table:table-cell>
          <table:table-cell table:style-name="ce34" table:formula="oooc:=[.G33]*4" office:value-type="float" office:value="240">
            <text:p>2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9</text:p>
          </table:table-cell>
          <table:table-cell table:style-name="ce34" office:value-type="string">
            <text:p>3d</text:p>
          </table:table-cell>
          <table:table-cell table:style-name="ce34" table:formula="oooc:=com.sun.star.sheet.addin.Analysis.getHex2Dec([.F34])" office:value-type="float" office:value="61">
            <text:p>61</text:p>
          </table:table-cell>
          <table:table-cell table:style-name="ce34" table:formula="oooc:=com.sun.star.sheet.addin.Analysis.getDec2Hex([.I34])" office:value-type="string" office:string-value="F4">
            <text:p>F4</text:p>
          </table:table-cell>
          <table:table-cell table:style-name="ce34" table:formula="oooc:=[.G34]*4" office:value-type="float" office:value="244">
            <text:p>2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0</text:p>
          </table:table-cell>
          <table:table-cell table:style-name="ce34" office:value-type="string">
            <text:p>3e</text:p>
          </table:table-cell>
          <table:table-cell table:style-name="ce34" table:formula="oooc:=com.sun.star.sheet.addin.Analysis.getHex2Dec([.F35])" office:value-type="float" office:value="62">
            <text:p>62</text:p>
          </table:table-cell>
          <table:table-cell table:style-name="ce34" table:formula="oooc:=com.sun.star.sheet.addin.Analysis.getDec2Hex([.I35])" office:value-type="string" office:string-value="F8">
            <text:p>F8</text:p>
          </table:table-cell>
          <table:table-cell table:style-name="ce34" table:formula="oooc:=[.G35]*4" office:value-type="float" office:value="248">
            <text:p>2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1</text:p>
          </table:table-cell>
          <table:table-cell table:style-name="ce34" office:value-type="string">
            <text:p>3f</text:p>
          </table:table-cell>
          <table:table-cell table:style-name="ce34" table:formula="oooc:=com.sun.star.sheet.addin.Analysis.getHex2Dec([.F36])" office:value-type="float" office:value="63">
            <text:p>63</text:p>
          </table:table-cell>
          <table:table-cell table:style-name="ce34" table:formula="oooc:=com.sun.star.sheet.addin.Analysis.getDec2Hex([.I36])" office:value-type="string" office:string-value="FC">
            <text:p>FC</text:p>
          </table:table-cell>
          <table:table-cell table:style-name="ce34" table:formula="oooc:=[.G36]*4" office:value-type="float" office:value="252">
            <text:p>2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STATU</text:p>
          </table:table-cell>
          <table:table-cell table:style-name="ce34" office:value-type="string">
            <text:p>4c</text:p>
          </table:table-cell>
          <table:table-cell table:style-name="ce34" table:formula="oooc:=com.sun.star.sheet.addin.Analysis.getHex2Dec([.F37])" office:value-type="float" office:value="76">
            <text:p>76</text:p>
          </table:table-cell>
          <table:table-cell table:style-name="ce34" table:formula="oooc:=com.sun.star.sheet.addin.Analysis.getDec2Hex([.I37])" office:value-type="string" office:string-value="130">
            <text:p>130</text:p>
          </table:table-cell>
          <table:table-cell table:style-name="ce34" table:formula="oooc:=[.G37]*4" office:value-type="float" office:value="304">
            <text:p>3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CAUSE</text:p>
          </table:table-cell>
          <table:table-cell table:style-name="ce34" office:value-type="string">
            <text:p>4d</text:p>
          </table:table-cell>
          <table:table-cell table:style-name="ce34" table:formula="oooc:=com.sun.star.sheet.addin.Analysis.getHex2Dec([.F38])" office:value-type="float" office:value="77">
            <text:p>77</text:p>
          </table:table-cell>
          <table:table-cell table:style-name="ce34" table:formula="oooc:=com.sun.star.sheet.addin.Analysis.getDec2Hex([.I38])" office:value-type="string" office:string-value="134">
            <text:p>134</text:p>
          </table:table-cell>
          <table:table-cell table:style-name="ce34" table:formula="oooc:=[.G38]*4" office:value-type="float" office:value="308">
            <text:p>3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EPC</text:p>
          </table:table-cell>
          <table:table-cell table:style-name="ce34" office:value-type="string">
            <text:p>4e</text:p>
          </table:table-cell>
          <table:table-cell table:style-name="ce34" table:formula="oooc:=com.sun.star.sheet.addin.Analysis.getHex2Dec([.F39])" office:value-type="float" office:value="78">
            <text:p>78</text:p>
          </table:table-cell>
          <table:table-cell table:style-name="ce34" table:formula="oooc:=com.sun.star.sheet.addin.Analysis.getDec2Hex([.I39])" office:value-type="string" office:string-value="138">
            <text:p>138</text:p>
          </table:table-cell>
          <table:table-cell table:style-name="ce34" table:formula="oooc:=[.G39]*4" office:value-type="float" office:value="312">
            <text:p>3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0">
            <text:p>50</text:p>
          </table:table-cell>
          <table:table-cell table:style-name="ce34" table:formula="oooc:=com.sun.star.sheet.addin.Analysis.getHex2Dec([.F40])" office:value-type="float" office:value="80">
            <text:p>80</text:p>
          </table:table-cell>
          <table:table-cell table:style-name="ce34" table:formula="oooc:=com.sun.star.sheet.addin.Analysis.getDec2Hex([.I40])" office:value-type="string" office:string-value="140">
            <text:p>140</text:p>
          </table:table-cell>
          <table:table-cell table:style-name="ce34" table:formula="oooc:=[.G40]*4" office:value-type="float" office:value="320">
            <text:p>3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1">
            <text:p>51</text:p>
          </table:table-cell>
          <table:table-cell table:style-name="ce34" table:formula="oooc:=com.sun.star.sheet.addin.Analysis.getHex2Dec([.F41])" office:value-type="float" office:value="81">
            <text:p>81</text:p>
          </table:table-cell>
          <table:table-cell table:style-name="ce34" table:formula="oooc:=com.sun.star.sheet.addin.Analysis.getDec2Hex([.I41])" office:value-type="string" office:string-value="144">
            <text:p>144</text:p>
          </table:table-cell>
          <table:table-cell table:style-name="ce34" table:formula="oooc:=[.G41]*4" office:value-type="float" office:value="324">
            <text:p>3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2">
            <text:p>52</text:p>
          </table:table-cell>
          <table:table-cell table:style-name="ce34" table:formula="oooc:=com.sun.star.sheet.addin.Analysis.getHex2Dec([.F42])" office:value-type="float" office:value="82">
            <text:p>82</text:p>
          </table:table-cell>
          <table:table-cell table:style-name="ce34" table:formula="oooc:=com.sun.star.sheet.addin.Analysis.getDec2Hex([.I42])" office:value-type="string" office:string-value="148">
            <text:p>148</text:p>
          </table:table-cell>
          <table:table-cell table:style-name="ce34" table:formula="oooc:=[.G42]*4" office:value-type="float" office:value="328">
            <text:p>3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3">
            <text:p>53</text:p>
          </table:table-cell>
          <table:table-cell table:style-name="ce34" table:formula="oooc:=com.sun.star.sheet.addin.Analysis.getHex2Dec([.F43])" office:value-type="float" office:value="83">
            <text:p>83</text:p>
          </table:table-cell>
          <table:table-cell table:style-name="ce34" table:formula="oooc:=com.sun.star.sheet.addin.Analysis.getDec2Hex([.I43])" office:value-type="string" office:string-value="14C">
            <text:p>14C</text:p>
          </table:table-cell>
          <table:table-cell table:style-name="ce34" table:formula="oooc:=[.G43]*4" office:value-type="float" office:value="332">
            <text:p>3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BUG</text:p>
          </table:table-cell>
          <table:table-cell table:style-name="ce34" office:value-type="float" office:value="57">
            <text:p>57</text:p>
          </table:table-cell>
          <table:table-cell table:style-name="ce34" table:formula="oooc:=com.sun.star.sheet.addin.Analysis.getHex2Dec([.F44])" office:value-type="float" office:value="87">
            <text:p>87</text:p>
          </table:table-cell>
          <table:table-cell table:style-name="ce34" table:formula="oooc:=com.sun.star.sheet.addin.Analysis.getDec2Hex([.I44])" office:value-type="string" office:string-value="15C">
            <text:p>15C</text:p>
          </table:table-cell>
          <table:table-cell table:style-name="ce34" table:formula="oooc:=[.G44]*4" office:value-type="float" office:value="348">
            <text:p>3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EPC</text:p>
          </table:table-cell>
          <table:table-cell table:style-name="ce34" office:value-type="float" office:value="58">
            <text:p>58</text:p>
          </table:table-cell>
          <table:table-cell table:style-name="ce34" table:formula="oooc:=com.sun.star.sheet.addin.Analysis.getHex2Dec([.F45])" office:value-type="float" office:value="88">
            <text:p>88</text:p>
          </table:table-cell>
          <table:table-cell table:style-name="ce34" table:formula="oooc:=com.sun.star.sheet.addin.Analysis.getDec2Hex([.I45])" office:value-type="string" office:string-value="160">
            <text:p>160</text:p>
          </table:table-cell>
          <table:table-cell table:style-name="ce34" table:formula="oooc:=[.G45]*4" office:value-type="float" office:value="352">
            <text:p>352</text:p>
          </table:table-cell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RC" table:style-name="ta1" table:print="false">
        <office:forms form:automatic-focus="false" form:apply-design-mode="false"/>
        <table:table-column table:style-name="co21" table:default-cell-style-name="ce14"/>
        <table:table-column table:style-name="co22" table:default-cell-style-name="ce45"/>
        <table:table-column table:style-name="co23" table:default-cell-style-name="ce14"/>
        <table:table-column table:style-name="co11" table:default-cell-style-name="ce14"/>
        <table:table-column table:style-name="co24" table:default-cell-style-name="ce31"/>
        <table:table-column table:style-name="co24" table:number-columns-repeated="30" table:default-cell-style-name="ce32"/>
        <table:table-column table:style-name="co24" table:default-cell-style-name="ce33"/>
        <table:table-column table:style-name="co13" table:default-cell-style-name="ce14"/>
        <table:table-row table:style-name="ro3">
          <table:table-cell office:value-type="string">
            <text:p>内部アドレス</text:p>
          </table:table-cell>
          <table:table-cell table:style-name="ce14" office:value-type="string">
            <text:p>CPUアドレス</text:p>
          </table:table-cell>
          <table:table-cell office:value-type="string">
            <text:p>名称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ooc:=&quot;0x&quot; &amp; com.sun.star.sheet.addin.Analysis.getDec2Hex([.A2]*4)" office:value-type="string" office:string-value="0x0">
            <text:p>0x0</text:p>
          </table:table-cell>
          <table:table-cell office:value-type="string">
            <text:p>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1でIRC有効。 各種操作時一度disableにしてから行う事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ooc:=&quot;0x&quot; &amp; com.sun.star.sheet.addin.Analysis.getDec2Hex([.A3]*4)" office:value-type="string" office:string-value="0x4">
            <text:p>0x4</text:p>
          </table:table-cell>
          <table:table-cell office:value-type="string">
            <text:p>MASK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優先度マスク値。設定値より値の小さい優先度の割込みのみ受け付ける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ooc:=&quot;0x&quot; &amp; com.sun.star.sheet.addin.Analysis.getDec2Hex([.A4]*4)" office:value-type="string" office:string-value="0x8">
            <text:p>0x8</text:p>
          </table:table-cell>
          <table:table-cell office:value-type="string">
            <text:p>REQ_FACTOR_ID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要求を受け付けている要因番号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ooc:=&quot;0x&quot; &amp; com.sun.star.sheet.addin.Analysis.getDec2Hex([.A5]*4)" office:value-type="string" office:string-value="0xC">
            <text:p>0xC</text:p>
          </table:table-cell>
          <table:table-cell office:value-type="string">
            <text:p>REQ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要求を受け付けている要因の優先度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ooc:=&quot;0x&quot; &amp; com.sun.star.sheet.addin.Analysis.getDec2Hex([.A6]*4)" office:value-type="string" office:string-value="0x10">
            <text:p>0x10</text:p>
          </table:table-cell>
          <table:table-cell office:value-type="string">
            <text:p>FACTOR_NUM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割込み要因の個数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ooc:=&quot;0x&quot; &amp; com.sun.star.sheet.addin.Analysis.getDec2Hex([.A7]*4)" office:value-type="string" office:string-value="0x14">
            <text:p>0x14</text:p>
          </table:table-cell>
          <table:table-cell office:value-type="string">
            <text:p>PRIORITY_MAX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office:value-type="string">
            <text:p>利用可能な割込み優先度の最大値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ooc:=&quot;0x&quot; &amp; com.sun.star.sheet.addin.Analysis.getDec2Hex([.A8]*4)" office:value-type="string" office:string-value="0x18">
            <text:p>0x18</text:p>
          </table:table-cell>
          <table:table-cell table:number-columns-repeated="35"/>
        </table:table-row>
        <table:table-row table:style-name="ro2">
          <table:table-cell office:value-type="float" office:value="7">
            <text:p>7</text:p>
          </table:table-cell>
          <table:table-cell table:formula="oooc:=&quot;0x&quot; &amp; com.sun.star.sheet.addin.Analysis.getDec2Hex([.A9]*4)" office:value-type="string" office:string-value="0x1C">
            <text:p>0x1C</text:p>
          </table:table-cell>
          <table:table-cell table:number-columns-repeated="35"/>
        </table:table-row>
        <table:table-row table:style-name="ro3">
          <table:table-cell office:value-type="float" office:value="8">
            <text:p>8</text:p>
          </table:table-cell>
          <table:table-cell table:formula="oooc:=&quot;0x&quot; &amp; com.sun.star.sheet.addin.Analysis.getDec2Hex([.A10]*4)" office:value-type="string" office:string-value="0x20">
            <text:p>0x20</text:p>
          </table:table-cell>
          <table:table-cell office:value-type="string">
            <text:p>FACTOR0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0： <text:s/>1で有効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ooc:=&quot;0x&quot; &amp; com.sun.star.sheet.addin.Analysis.getDec2Hex([.A11]*4)" office:value-type="string" office:string-value="0x24">
            <text:p>0x24</text:p>
          </table:table-cell>
          <table:table-cell office:value-type="string">
            <text:p>FACTOR0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0： <text:s/>保留中の割込みがあると1になる。CPUから0クリアが必要。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ooc:=&quot;0x&quot; &amp; com.sun.star.sheet.addin.Analysis.getDec2Hex([.A12]*4)" office:value-type="string" office:string-value="0x28">
            <text:p>0x28</text:p>
          </table:table-cell>
          <table:table-cell office:value-type="string">
            <text:p>FACTOR0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0： <text:s/>割込みラインのHW状態のモニタ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formula="oooc:=&quot;0x&quot; &amp; com.sun.star.sheet.addin.Analysis.getDec2Hex([.A13]*4)" office:value-type="string" office:string-value="0x2C">
            <text:p>0x2C</text:p>
          </table:table-cell>
          <table:table-cell office:value-type="string">
            <text:p>FACTOR0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0： <text:s/>優先度値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formula="oooc:=&quot;0x&quot; &amp; com.sun.star.sheet.addin.Analysis.getDec2Hex([.A14]*4)" office:value-type="string" office:string-value="0x30">
            <text:p>0x30</text:p>
          </table:table-cell>
          <table:table-cell office:value-type="string">
            <text:p>FACTOR1_ENABLE</text:p>
          </table:table-cell>
          <table:table-cell table:number-columns-repeated="32"/>
          <table:table-cell table:style-name="ce48" office:value-type="string">
            <text:p>E</text:p>
          </table:table-cell>
          <table:table-cell office:value-type="string">
            <text:p>割込み要因1： <text:s/>1で有効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formula="oooc:=&quot;0x&quot; &amp; com.sun.star.sheet.addin.Analysis.getDec2Hex([.A15]*4)" office:value-type="string" office:string-value="0x34">
            <text:p>0x34</text:p>
          </table:table-cell>
          <table:table-cell office:value-type="string">
            <text:p>FACTOR1_PENDING</text:p>
          </table:table-cell>
          <table:table-cell table:number-columns-repeated="32"/>
          <table:table-cell table:style-name="ce48" office:value-type="string">
            <text:p>P</text:p>
          </table:table-cell>
          <table:table-cell office:value-type="string">
            <text:p>割込み要因1： <text:s/>保留中の割込みがあると1になる。CPUから0クリアが必要。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formula="oooc:=&quot;0x&quot; &amp; com.sun.star.sheet.addin.Analysis.getDec2Hex([.A16]*4)" office:value-type="string" office:string-value="0x38">
            <text:p>0x38</text:p>
          </table:table-cell>
          <table:table-cell office:value-type="string">
            <text:p>FACTOR1_STATUS</text:p>
          </table:table-cell>
          <table:table-cell table:number-columns-repeated="32"/>
          <table:table-cell table:style-name="ce48" office:value-type="string">
            <text:p>S</text:p>
          </table:table-cell>
          <table:table-cell table:style-name="ce27" office:value-type="string">
            <text:p>割込み要因1： <text:s/>割込みラインのHW状態のモニタ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ooc:=&quot;0x&quot; &amp; com.sun.star.sheet.addin.Analysis.getDec2Hex([.A17]*4)" office:value-type="string" office:string-value="0x3C">
            <text:p>0x3C</text:p>
          </table:table-cell>
          <table:table-cell office:value-type="string">
            <text:p>FACTOR1_PRIORITY</text:p>
          </table:table-cell>
          <table:table-cell/>
          <table:table-cell table:style-name="ce46"/>
          <table:table-cell table:style-name="ce47" table:number-columns-repeated="30"/>
          <table:table-cell table:style-name="ce48"/>
          <table:table-cell table:style-name="ce27" office:value-type="string">
            <text:p>割込み要因1： <text:s/>優先度値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ooc:=&quot;0x&quot; &amp; com.sun.star.sheet.addin.Analysis.getDec2Hex([.A18]*4)" office:value-type="string" office:string-value="0x40">
            <text:p>0x40</text:p>
          </table:table-cell>
          <table:table-cell office:value-type="string">
            <text:p><text:s text:c="4"/>・・・ 以下続く</text:p>
          </table:table-cell>
          <table:table-cell table:number-columns-repeated="33"/>
          <table:table-cell office:value-type="string">
            <text:p>以下、割込み要因の数だけ続く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ooc:=&quot;0x&quot; &amp; com.sun.star.sheet.addin.Analysis.getDec2Hex([.A19]*4)" office:value-type="string" office:string-value="0x44">
            <text:p>0x44</text:p>
          </table:table-cell>
          <table:table-cell table:number-columns-repeated="35"/>
        </table:table-row>
        <table:table-row table:style-name="ro2">
          <table:table-cell office:value-type="float" office:value="18">
            <text:p>18</text:p>
          </table:table-cell>
          <table:table-cell table:formula="oooc:=&quot;0x&quot; &amp; com.sun.star.sheet.addin.Analysis.getDec2Hex([.A20]*4)" office:value-type="string" office:string-value="0x48">
            <text:p>0x48</text:p>
          </table:table-cell>
          <table:table-cell table:number-columns-repeated="35"/>
        </table:table-row>
        <table:table-row table:style-name="ro2">
          <table:table-cell office:value-type="float" office:value="19">
            <text:p>19</text:p>
          </table:table-cell>
          <table:table-cell table:formula="oooc:=&quot;0x&quot; &amp; com.sun.star.sheet.addin.Analysis.getDec2Hex([.A21]*4)" office:value-type="string" office:string-value="0x4C">
            <text:p>0x4C</text:p>
          </table:table-cell>
          <table:table-cell table:number-columns-repeated="35"/>
        </table:table-row>
        <table:table-row table:style-name="ro2">
          <table:table-cell office:value-type="float" office:value="20">
            <text:p>20</text:p>
          </table:table-cell>
          <table:table-cell table:formula="oooc:=&quot;0x&quot; &amp; com.sun.star.sheet.addin.Analysis.getDec2Hex([.A22]*4)" office:value-type="string" office:string-value="0x50">
            <text:p>0x50</text:p>
          </table:table-cell>
          <table:table-cell table:number-columns-repeated="35"/>
        </table:table-row>
        <table:table-row table:style-name="ro2">
          <table:table-cell office:value-type="float" office:value="21">
            <text:p>21</text:p>
          </table:table-cell>
          <table:table-cell table:formula="oooc:=&quot;0x&quot; &amp; com.sun.star.sheet.addin.Analysis.getDec2Hex([.A23]*4)" office:value-type="string" office:string-value="0x54">
            <text:p>0x54</text:p>
          </table:table-cell>
          <table:table-cell table:number-columns-repeated="35"/>
        </table:table-row>
        <table:table-row table:style-name="ro2">
          <table:table-cell office:value-type="float" office:value="22">
            <text:p>22</text:p>
          </table:table-cell>
          <table:table-cell table:formula="oooc:=&quot;0x&quot; &amp; com.sun.star.sheet.addin.Analysis.getDec2Hex([.A24]*4)" office:value-type="string" office:string-value="0x58">
            <text:p>0x58</text:p>
          </table:table-cell>
          <table:table-cell table:number-columns-repeated="35"/>
        </table:table-row>
        <table:table-row table:style-name="ro2">
          <table:table-cell office:value-type="float" office:value="23">
            <text:p>23</text:p>
          </table:table-cell>
          <table:table-cell table:formula="oooc:=&quot;0x&quot; &amp; com.sun.star.sheet.addin.Analysis.getDec2Hex([.A25]*4)" office:value-type="string" office:string-value="0x5C">
            <text:p>0x5C</text:p>
          </table:table-cell>
          <table:table-cell table:number-columns-repeated="35"/>
        </table:table-row>
        <table:table-row table:style-name="ro2">
          <table:table-cell office:value-type="float" office:value="24">
            <text:p>24</text:p>
          </table:table-cell>
          <table:table-cell table:formula="oooc:=&quot;0x&quot; &amp; com.sun.star.sheet.addin.Analysis.getDec2Hex([.A26]*4)" office:value-type="string" office:string-value="0x60">
            <text:p>0x60</text:p>
          </table:table-cell>
          <table:table-cell table:number-columns-repeated="35"/>
        </table:table-row>
        <table:table-row table:style-name="ro2">
          <table:table-cell office:value-type="float" office:value="25">
            <text:p>25</text:p>
          </table:table-cell>
          <table:table-cell table:formula="oooc:=&quot;0x&quot; &amp; com.sun.star.sheet.addin.Analysis.getDec2Hex([.A27]*4)" office:value-type="string" office:string-value="0x64">
            <text:p>0x64</text:p>
          </table:table-cell>
          <table:table-cell table:number-columns-repeated="35"/>
        </table:table-row>
        <table:table-row table:style-name="ro2">
          <table:table-cell office:value-type="float" office:value="26">
            <text:p>26</text:p>
          </table:table-cell>
          <table:table-cell table:formula="oooc:=&quot;0x&quot; &amp; com.sun.star.sheet.addin.Analysis.getDec2Hex([.A28]*4)" office:value-type="string" office:string-value="0x68">
            <text:p>0x68</text:p>
          </table:table-cell>
          <table:table-cell table:number-columns-repeated="35"/>
        </table:table-row>
        <table:table-row table:style-name="ro2">
          <table:table-cell office:value-type="float" office:value="27">
            <text:p>27</text:p>
          </table:table-cell>
          <table:table-cell table:formula="oooc:=&quot;0x&quot; &amp; com.sun.star.sheet.addin.Analysis.getDec2Hex([.A29]*4)" office:value-type="string" office:string-value="0x6C">
            <text:p>0x6C</text:p>
          </table:table-cell>
          <table:table-cell table:number-columns-repeated="35"/>
        </table:table-row>
        <table:table-row table:style-name="ro2">
          <table:table-cell office:value-type="float" office:value="28">
            <text:p>28</text:p>
          </table:table-cell>
          <table:table-cell table:formula="oooc:=&quot;0x&quot; &amp; com.sun.star.sheet.addin.Analysis.getDec2Hex([.A30]*4)" office:value-type="string" office:string-value="0x70">
            <text:p>0x70</text:p>
          </table:table-cell>
          <table:table-cell table:number-columns-repeated="35"/>
        </table:table-row>
        <table:table-row table:style-name="ro2">
          <table:table-cell office:value-type="float" office:value="29">
            <text:p>29</text:p>
          </table:table-cell>
          <table:table-cell table:formula="oooc:=&quot;0x&quot; &amp; com.sun.star.sheet.addin.Analysis.getDec2Hex([.A31]*4)" office:value-type="string" office:string-value="0x74">
            <text:p>0x74</text:p>
          </table:table-cell>
          <table:table-cell table:number-columns-repeated="35"/>
        </table:table-row>
        <table:table-row table:style-name="ro2">
          <table:table-cell office:value-type="float" office:value="30">
            <text:p>30</text:p>
          </table:table-cell>
          <table:table-cell table:formula="oooc:=&quot;0x&quot; &amp; com.sun.star.sheet.addin.Analysis.getDec2Hex([.A32]*4)" office:value-type="string" office:string-value="0x78">
            <text:p>0x78</text:p>
          </table:table-cell>
          <table:table-cell table:number-columns-repeated="35"/>
        </table:table-row>
        <table:table-row table:style-name="ro2">
          <table:table-cell office:value-type="float" office:value="31">
            <text:p>31</text:p>
          </table:table-cell>
          <table:table-cell table:formula="oooc:=&quot;0x&quot; &amp; com.sun.star.sheet.addin.Analysis.getDec2Hex([.A33]*4)" office:value-type="string" office:string-value="0x7C">
            <text:p>0x7C</text:p>
          </table:table-cell>
          <table:table-cell table:number-columns-repeated="35"/>
        </table:table-row>
      </table:table>
      <table:database-ranges>
        <table:database-range table:target-range-address="命令セット.A1:命令セット.AR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30">2008/11/30</text:date>, <text:time>17:1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1-30T17:12:41</dc:date>
    <meta:editing-cycles>51</meta:editing-cycles>
    <meta:editing-duration>P6DT15H43M0S</meta:editing-duration>
    <meta:user-defined meta:name="情報 1"/>
    <meta:user-defined meta:name="情報 2"/>
    <meta:user-defined meta:name="情報 3"/>
    <meta:user-defined meta:name="情報 4"/>
    <meta:document-statistic meta:table-count="5" meta:cell-count="2519"/>
  </office:meta>
</office:document-meta>
</file>